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0000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66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66ff66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4619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fo:background-color="#ff66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33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00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00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number-columns-repeated="1011" table:default-cell-style-name="Default"/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 table:number-rows-repeated="3">
          <table:table-cell table:style-name="ce3" table:number-columns-repeated="6"/>
          <table:table-cell table:style-name="ce4"/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----&g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---&gt;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----&gt;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----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----&gt;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dado(tamaño)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andom [0..tamaño-1]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moneda()</text:p>
          </table:table-cell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oriz/vertical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number-columns-repeated="10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s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string" calcext:value-type="string">
            <text:p>C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fil</text:p>
          </table:table-cell>
          <table:table-cell office:value-type="string" calcext:value-type="string">
            <text:p>0-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style-name="ce17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col</text:p>
          </table:table-cell>
          <table:table-cell office:value-type="string" calcext:value-type="string">
            <text:p>0-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0:33:11.6797071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ualberto</meta:initial-creator>
    <meta:creation-date>2015-11-24T14:38:23.917479152</meta:creation-date>
    <dc:date>2017-01-23T12:48:24.930166360</dc:date>
    <meta:editing-duration>PT3H29M5S</meta:editing-duration>
    <meta:editing-cycles>10</meta:editing-cycles>
    <meta:generator>LibreOffice/5.1.4.2$Linux_X86_64 LibreOffice_project/10m0$Build-2</meta:generator>
    <meta:document-statistic meta:table-count="1" meta:cell-count="362" meta:object-count="0"/>
  </office:meta>
</office:document-meta>
</file>